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0cb0f3" officeooo:paragraph-rsid="000cb0f3" style:font-size-asian="36pt" style:font-size-complex="36pt"/>
    </style:style>
    <style:style style:name="P2" style:family="paragraph" style:parent-style-name="Standard">
      <style:text-properties fo:font-size="36pt" officeooo:rsid="000cb0f3" officeooo:paragraph-rsid="000d5df1" style:font-size-asian="36pt" style:font-size-complex="36pt"/>
    </style:style>
    <style:style style:name="T1" style:family="text">
      <style:text-properties officeooo:rsid="000d5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&gt;&gt;_&lt;&lt;&lt;&lt;</text:p>
      <text:p text:style-name="P1">&gt;&gt;&gt;_&gt;&lt;&lt;&lt;&lt; - 1 &gt; -1</text:p>
      <text:p text:style-name="P1">&gt;&gt;&gt;&lt;&gt;_&lt;&lt;&lt; - 1 &lt; +2</text:p>
      <text:p text:style-name="P1">&gt;&gt;&gt;&lt;&gt;&lt;_&lt;&lt; - 2 &lt; +1</text:p>
      <text:p text:style-name="P1">&gt;&gt;&gt;&lt;_&lt;&gt;&lt;&lt; - 1 &gt; -2</text:p>
      <text:p text:style-name="P1">&gt;&gt;_&lt;&gt;&lt;&gt;&lt;&lt; - 2 &gt; -2</text:p>
      <text:p text:style-name="P1">&gt;_&gt;&lt;&gt;&lt;&gt;&lt;&lt; - 3 &gt; -1</text:p>
      <text:p text:style-name="P1">&gt;&lt;&gt;_&gt;&lt;&gt;&lt;&lt; - 1 &lt; +2</text:p>
      <text:p text:style-name="P1">&gt;&lt;&gt;&lt;&gt;_&gt;&lt;&lt; - 2 &lt; +2</text:p>
      <text:p text:style-name="P1">&gt;&lt;&gt;&lt;&gt;&lt;&gt;_&lt; - 3 &lt; +2</text:p>
      <text:p text:style-name="P1">&gt;&lt;&gt;&lt;&gt;&lt;&gt;&lt;– - 4 &lt; +1</text:p>
      <text:p text:style-name="P1">&gt;&lt;&gt;&lt;&gt;&lt;_&lt;&gt; - 1 &gt; -2</text:p>
      <text:p text:style-name="P1">&gt;&lt;&gt;&lt;_&lt;&gt;&lt;– - 2 &gt; -2</text:p>
      <text:p text:style-name="P1">&gt;&lt;_&lt;&gt;&lt;&gt;&lt;– - 3 &gt; -2 </text:p>
      <text:p text:style-name="P1">_&lt;&gt;&lt;&gt;&lt;&gt;&lt;&gt; - 4 &gt; -2</text:p>
      <text:p text:style-name="P1">&lt;_&gt;&lt;&gt;&lt;&gt;&lt;&gt; - 1 &lt; +1</text:p>
      <text:p text:style-name="P1">&lt;&lt;&gt;_&gt;&lt;&gt;&lt;&gt; -2 &lt; +2</text:p>
      <text:p text:style-name="P1"><text:soft-page-break/>&lt;&lt;&gt;&lt;&gt;_&gt;&lt;&gt; - 3 &lt; +2</text:p>
      <text:p text:style-name="P1">&lt;&lt;&gt;&lt;&gt;&lt;&gt;_&gt; - 4 &lt; +2</text:p>
      <text:p text:style-name="P1">&lt;&lt;&gt;&lt;&gt;&lt;_&gt;&gt; - 1 &gt; -<text:span text:style-name="T1">1</text:span></text:p>
      <text:p text:style-name="P1">&lt;&lt;&gt;&lt;_&lt;&gt;&gt;&gt; - 2 &gt; -<text:span text:style-name="T1">2</text:span></text:p>
      <text:p text:style-name="P2">&lt;<text:span text:style-name="T1">&lt;_</text:span>&lt;&gt;&lt;&gt;<text:span text:style-name="T1">&gt;</text:span>&gt; - 3 &gt; -<text:span text:style-name="T1">2</text:span></text:p>
      <text:p text:style-name="P2">&lt;<text:span text:style-name="T1">&lt;</text:span>&lt;_&gt;&lt;&gt;<text:span text:style-name="T1">&gt;</text:span>&gt; - <text:span text:style-name="T1">1</text:span> <text:span text:style-name="T1">&lt;</text:span> <text:span text:style-name="T1">+1</text:span></text:p>
      <text:p text:style-name="P2">&lt;<text:span text:style-name="T1">&lt;&lt;</text:span>&lt;&gt;_&gt;<text:span text:style-name="T1">&gt;</text:span>&gt; - <text:span text:style-name="T1">2</text:span> <text:span text:style-name="T1">&lt;</text:span> <text:span text:style-name="T1">+2</text:span></text:p>
      <text:p text:style-name="P2">&lt;<text:span text:style-name="T1">&lt;&lt;</text:span>&lt;_<text:span text:style-name="T1">&gt;</text:span>&gt;<text:span text:style-name="T1">&gt;</text:span>&gt; - <text:span text:style-name="T1">1</text:span> <text:span text:style-name="T1">&gt;</text:span> -<text:span text:style-name="T1">1</text:span></text:p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20:51:38.318044383</meta:creation-date>
    <dc:date>2016-12-04T22:11:35.670357401</dc:date>
    <meta:editing-duration>P1DT56M27S</meta:editing-duration>
    <meta:editing-cycles>1</meta:editing-cycles>
    <meta:document-statistic meta:table-count="0" meta:image-count="0" meta:object-count="0" meta:page-count="2" meta:paragraph-count="25" meta:word-count="120" meta:character-count="441" meta:non-whitespace-character-count="345"/>
    <meta:generator>LibreOffice/5.1.4.2$Linux_X86_64 LibreOffice_project/10m0$Build-2</meta:generator>
  </office:meta>
</office:document-meta>
</file>